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2:Sheet1.A8 Sheet1.B1:Sheet1.B1 Sheet1.B2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md vel</text:p>
          </table:table-cell>
          <table:table-cell office:value-type="string" calcext:value-type="string">
            <text:p>body ve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5" calcext:value-type="float">
            <text:p>2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9:43:04.752685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1:17:30.846560099</meta:creation-date>
    <meta:generator>LibreOffice/4.2.8.2$Linux_X86_64 LibreOffice_project/420m0$Build-2</meta:generator>
    <dc:date>2016-01-14T09:43:19.819527362</dc:date>
    <meta:editing-duration>PT44M46S</meta:editing-duration>
    <meta:editing-cycles>3</meta:editing-cycles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Sheet1.A2:Sheet1.B8 Sheet1.B1:Sheet1.B1" chart:data-source-has-labels="row" svg:x="0.32cm" svg:y="0.18cm" svg:width="11.476cm" svg:height="8.64cm">
          <chartooo:coordinate-region svg:x="1.047cm" svg:y="0.379cm" svg:width="10.4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regression-curve chart:style-name="ch7">
              <chart:equation chart:display-equation="true" chart:display-r-square="true" svg:x="2.129cm" svg:y="1.495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dy ve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